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.toCharArrayForSpringWebSock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.writeStringWithDoubleQuote( char [ ] text , final char seperator )</text:p>
          </table:table-cell>
          <table:table-cell office:value-type="float" office:value="97">
            <text:p text:style-name="Table_20_Contents">97</text:p>
          </table:table-cell>
          <table:table-cell office:value-type="float" office:value="337">
            <text:p text:style-name="Table_20_Contents">337</text:p>
          </table:table-cell>
          <table:table-cell office:value-type="float" office:value="342">
            <text:p text:style-name="Table_20_Contents">342</text:p>
          </table:table-cell>
        </table:table-row>
        <table:table-row>
          <table:table-cell office:value-type="string">
            <text:p text:style-name="Table_20_Contents">SerializeWriter.writeFieldValue( char seperator , String name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.writeFieldValue( char seperator , String name , BigDecimal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ializeWriter.writeFieldValue( char seperator , String name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ializeWriter.getMaxBuf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SerializeWriter(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FieldValue( char seperator , String name , in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ializeWriter.SerializeWriter( Writer writer , int initial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.writeString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eWri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toBytes( Charset 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Writer.append( CharSequence csq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.SerializeWriter( Writer writer ,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toBytes( String charse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.writeFieldNam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Null( int beanFeatures , int featur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ializeWriter.writeInt(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ializeWriter.writeHex( byte [ ] by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ializeWriter.writeString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.isNotWrite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ByteArray( byte [ ] byt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5">
            <text:p text:style-name="Table_20_Contents">85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erializeWriter.SerializeWriter(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FieldValue( char seperator , String name , Enum &lt; ? &gt;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ializeWriter.write( List &lt; String &gt; lis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9">
            <text:p text:style-name="Table_20_Contents">29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SerializeWriter.writeNull( SerializerFeature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Enum( Enum &lt; ? &gt;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ializeWriter.writeKeyWithSingleQuoteIfHasSpecial( String tex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7">
            <text:p text:style-name="Table_20_Contents">47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SerializeWriter.writeFieldValueStringWithDoubleQuoteCheck( char seperator , String name , String value )</text:p>
          </table:table-cell>
          <table:table-cell office:value-type="float" office:value="47">
            <text:p text:style-name="Table_20_Contents">47</text:p>
          </table:table-cell>
          <table:table-cell office:value-type="float" office:value="199">
            <text:p text:style-name="Table_20_Contents">199</text:p>
          </table:table-cell>
          <table:table-cell office:value-type="float" office:value="195">
            <text:p text:style-name="Table_20_Contents">195</text:p>
          </table:table-cell>
        </table:table-row>
        <table:table-row>
          <table:table-cell office:value-type="string">
            <text:p text:style-name="Table_20_Contents">SerializeWriter.writeFieldValue( char seperator , String name , boolean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rializeWriter.writeFieldValue( char seperator , String name , long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rializeWriter.append( CharSequence cs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.writeStringWithSingleQuote( char [ ] char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4">
            <text:p text:style-name="Table_20_Contents">64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erializeWriter.writeFloat( float value , boolean checkWriteClass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ializeWriter.writeLongAndChar( long i ,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.encodeToUTF8( Outpu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ializeWriter.isSor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FieldName( String key , boolean checkSpeci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erializeWriter.config( SerializerFeature feature , boolean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ializeWriter.writeTo( Writer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.setMaxBufSize( int maxBuf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StringWithSingleQuote( String tex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4">
            <text:p text:style-name="Table_20_Contents">64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erializeWriter.writeFieldValue( char seperator , String name , cha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eWriter.writeFieldNameDirec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ializeWriter.writ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.encodeToUTF8Byt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ializeWriter.writeTo( OutputStream out , String chars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rializeWriter.Serialize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String( String text , char sep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.write( char c [ ] , int off , int l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ializeWriter.Serializ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.writeToEx( OutputStream out , Charset 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eWriter.write(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ializeWriter.writeLong( long i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erializeWriter.getBuffer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isEnabled( SerializerFeature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toChar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.writeTo( OutputStream out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append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eWriter.computeFeatur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rializeWriter.writeDouble( double value , boolean checkWriteClass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ializeWrit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writeFieldValueStringWithDoubleQuote( char seperator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ializeWriter.writeStringWithDoubleQuote( String text , final char seperator )</text:p>
          </table:table-cell>
          <table:table-cell office:value-type="float" office:value="97">
            <text:p text:style-name="Table_20_Contents">97</text:p>
          </table:table-cell>
          <table:table-cell office:value-type="float" office:value="337">
            <text:p text:style-name="Table_20_Contents">337</text:p>
          </table:table-cell>
          <table:table-cell office:value-type="float" office:value="340">
            <text:p text:style-name="Table_20_Contents">340</text:p>
          </table:table-cell>
        </table:table-row>
        <table:table-row>
          <table:table-cell office:value-type="string">
            <text:p text:style-name="Table_20_Contents">SerializeWriter.isEnabled( int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.flu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eWriter.SerializeWriter( Writer writer , int defaultFeatures , SerializerFeature ...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ializeWriter.writeFieldValue( char seperator ,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.expandCapacity( int minimumCapaci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ializeWriter.writeEnumFieldValue( char seperator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.write( String str , int off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